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16af8c"/>
    </style:style>
    <style:style style:name="P2" style:family="paragraph" style:parent-style-name="Standard">
      <style:text-properties fo:font-weight="bold" officeooo:paragraph-rsid="0016af8c" style:font-weight-asian="bold" style:font-weight-complex="bold"/>
    </style:style>
    <style:style style:name="P3" style:family="paragraph" style:parent-style-name="Standard">
      <style:paragraph-properties fo:margin-left="0cm" fo:margin-right="0cm" fo:text-indent="1cm" style:auto-text-indent="false"/>
      <style:text-properties officeooo:paragraph-rsid="0016af8c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paragraph-rsid="0016af8c"/>
    </style:style>
    <style:style style:name="P5" style:family="paragraph" style:parent-style-name="Standard" style:master-page-name="Standard">
      <style:paragraph-properties fo:margin-left="0cm" fo:margin-right="0cm" fo:text-indent="1cm" style:auto-text-indent="false" style:page-number="auto"/>
      <style:text-properties officeooo:paragraph-rsid="0016af8c"/>
    </style:style>
    <style:style style:name="P6" style:family="paragraph" style:parent-style-name="Standard" style:list-style-name="WWNum1">
      <style:text-properties officeooo:paragraph-rsid="0016af8c"/>
    </style:style>
    <style:style style:name="P7" style:family="paragraph" style:parent-style-name="Standard">
      <style:text-properties fo:font-weight="normal" officeooo:paragraph-rsid="0016af8c" style:font-weight-asian="normal" style:font-weight-complex="normal"/>
    </style:style>
    <style:style style:name="P8" style:family="paragraph" style:parent-style-name="Standard" style:list-style-name="L1">
      <style:text-properties officeooo:paragraph-rsid="0016af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f8c" style:font-weight-asian="bold" style:font-weight-complex="bold"/>
    </style:style>
    <style:style style:name="T3" style:family="text">
      <style:text-properties officeooo:rsid="0016af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Лабораторная работа </text:span><text:span text:style-name="T2">1</text:span></text:p>
      <text:p text:style-name="P3"/>
      <text:p text:style-name="P3"/>
      <text:p text:style-name="P3"/>
      <text:list xml:id="list5402576517671875399" text:style-name="WWNum1">
        <text:list-item>
          <text:p text:style-name="P6">Создайте в домашнем каталоге каталог <text:span text:style-name="T3">lab1</text:span>, а в нём текстовый файл prog1.py со следующим содержанием:</text:p>
        </text:list-item>
      </text:list>
      <text:p text:style-name="P4">name = input("Как Вас зовут? ")</text:p>
      <text:p text:style-name="P4">print("Привет,", name)</text:p>
      <text:list xml:id="list114709228762037" text:continue-numbering="true" text:style-name="WWNum1">
        <text:list-item>
          <text:p text:style-name="P6"><text:span text:style-name="T3">З</text:span>апустите файл с помощью команды</text:p>
        </text:list-item>
      </text:list>
      <text:p text:style-name="P2"/>
      <text:p text:style-name="P7">python3 имя_файла_программы</text:p>
      <text:p text:style-name="P1"/>
      <text:list xml:id="list114708936817413" text:continue-numbering="true" text:style-name="WWNum1">
        <text:list-item>
          <text:p text:style-name="P6"><text:span text:style-name="T3">Создайте в каталоге lab1 следующие программы</text:span>:</text:p>
          <text:p text:style-name="P6"/>
        </text:list-item>
      </text:list>
      <text:list xml:id="list127887121718162191" text:style-name="L1">
        <text:list-item>
          <text:p text:style-name="P8">После приветствия компьютер <text:span text:style-name="T3">прощается</text:span> с пользователем</text:p>
        </text:list-item>
        <text:list-item>
          <text:p text:style-name="P8"><text:span text:style-name="T3">Программа</text:span> спрашива<text:span text:style-name="T3">ет</text:span> возраст пользователя с помощью команды</text:p>
        </text:list-item>
        <text:list-item>
          <text:p text:style-name="P8">vozrast = int(input("сколько вам лет? ")) и выводи<text:span text:style-name="T3">т</text:span> на экран сколько лет будет пользователю через 10 лет</text:p>
        </text:list-item>
        <text:list-item>
          <text:p text:style-name="P8"><text:span text:style-name="T3">П</text:span>рограмма спрашива<text:span text:style-name="T3">ет</text:span> на каком курсе учится пользователь и выводи<text:span text:style-name="T3">т</text:span> на экран сколько будет пользователю лет, когда он закончит институ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07:33.694866968</meta:creation-date>
    <dc:date>2018-09-06T11:12:12.00534410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95" meta:character-count="638" meta:non-whitespace-character-count="561"/>
  </office:meta>
</office:document-meta>
</file>